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mp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9.43" calcext:value-type="float">
            <text:p>9.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1" calcext:value-type="float">
            <text:p>2.81</text:p>
          </table:table-cell>
          <table:table-cell office:value-type="float" office:value="2.87" calcext:value-type="float">
            <text:p>2.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6" calcext:value-type="float">
            <text:p>3.46</text:p>
          </table:table-cell>
          <table:table-cell office:value-type="float" office:value="2.86" calcext:value-type="float">
            <text:p>2.86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66.84pt" svg:y="2.83pt">
            <loext:p draw:notify-on-update-of-ranges="latency_leader_roundtrip.A1:latency_leader_roundtrip.A1 latency_leader_roundtrip.A2:latency_leader_roundtrip.A6 latency_leader_roundtrip.B1:latency_leader_roundtrip.B1 latency_leader_roundtrip.B2:latency_leader_roundtrip.B6 latency_leader_roundtrip.C1:latency_leader_roundtrip.C1 latency_leader_roundtrip.C2:latency_leader_roundtrip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4-04T23:28:29.201794429</dc:date>
    <meta:editing-duration>PT2M44S</meta:editing-duration>
    <meta:editing-cycles>3</meta:editing-cycles>
    <meta:document-statistic meta:table-count="2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005cm" style:legend-expansion="high" chart:style-name="ch2"/>
        <chart:plot-area chart:style-name="ch3" table:cell-range-address="latency_leader_roundtrip.A1:latency_leader_roundtrip.C6" chart:data-source-has-labels="both" svg:x="1.279cm" svg:y="0.18cm" svg:width="12.501cm" svg:height="7.711cm">
          <chartooo:coordinate-region svg:x="1.715cm" svg:y="0.353cm" svg:width="11.787cm" svg:height="6.944cm"/>
          <chart:axis chart:dimension="x" chart:name="primary-x" chart:style-name="ch4" chartooo:axis-type="auto">
            <chartooo:date-scale/>
            <chart:title svg:x="6.599cm" svg:y="8.071cm" chart:style-name="ch5">
              <text:p>Node Count</text:p>
            </chart:title>
            <chart:categories table:cell-range-address="latency_leader_roundtrip.A2:latency_leader_roundtrip.A6"/>
          </chart:axis>
          <chart:axis chart:dimension="y" chart:name="primary-y" chart:style-name="ch4">
            <chart:title svg:x="0.451cm" svg:y="5.018cm" chart:style-name="ch6">
              <text:p>Latency (ms)</text:p>
            </chart:title>
            <chart:grid chart:style-name="ch7" chart:class="major"/>
          </chart:axis>
          <chart:series chart:style-name="ch8" chart:values-cell-range-address="latency_leader_roundtrip.B2:latency_leader_roundtrip.B6" chart:label-cell-address="latency_leader_roundtrip.B1:latency_leader_roundtrip.B1" chart:class="chart:line">
            <chart:data-point chart:repeated="5"/>
          </chart:series>
          <chart:series chart:style-name="ch9" chart:values-cell-range-address="latency_leader_roundtrip.C2:latency_leader_roundtrip.C6" chart:label-cell-address="latency_leader_roundtrip.C1:latency_leader_roundtrip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</text:p>
                <draw:g>
                  <svg:desc>latency_leader_roundtrip.C1:latency_leader_roundtrip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6</svg:desc>
                </draw:g>
              </table:table-cell>
              <table:table-cell office:value-type="float" office:value="1.9">
                <text:p>1.9</text:p>
                <draw:g>
                  <svg:desc>latency_leader_roundtrip.B2:latency_leader_roundtrip.B6</svg:desc>
                </draw:g>
              </table:table-cell>
              <table:table-cell office:value-type="float" office:value="8.1">
                <text:p>8.1</text:p>
                <draw:g>
                  <svg:desc>latency_leader_roundtrip.C2:latency_leader_roundtrip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3">
                <text:p>2.6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1">
                <text:p>2.8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">
                <text:p>3.2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6">
                <text:p>3.46</text:p>
              </table:table-cell>
              <table:table-cell office:value-type="float" office:value="2.86">
                <text:p>2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